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otation-angle="45"/>
    </style:style>
    <style:style style:name="ce3" style:family="table-cell" style:parent-style-name="Default" style:data-style-name="N0">
      <style:table-cell-properties style:vertical-align="top" fo:background-color="#FCE4D6" style:rotation-angle="9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top" fo:background-color="#E2EFDA" style:rotation-angle="9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fo:background-color="#E7E6E6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7E6E6"/>
    </style:style>
    <style:style style:name="ce8" style:family="table-cell" style:parent-style-name="Default" style:data-style-name="N0">
      <style:table-cell-properties style:vertical-align="automatic" fo:background-color="#F8CBAD"/>
    </style:style>
    <style:style style:name="ce9" style:family="table-cell" style:parent-style-name="Default" style:data-style-name="N0">
      <style:table-cell-properties style:vertical-align="automatic" fo:background-color="#C6E0B4"/>
    </style:style>
    <style:style style:name="ce10" style:family="table-cell" style:parent-style-name="Default" style:data-style-name="N0">
      <style:table-cell-properties fo:background-color="#DDEBF7"/>
    </style:style>
    <style:style style:name="ce11" style:family="table-cell" style:parent-style-name="Default" style:data-style-name="N0">
      <style:table-cell-properties style:vertical-align="automatic" fo:background-color="#DDEBF7" style:rotation-angle="45"/>
    </style:style>
    <style:style style:name="ce12" style:family="table-cell" style:parent-style-name="Default" style:data-style-name="N0">
      <style:table-cell-properties fo:background-color="#FFF2CC"/>
    </style:style>
    <style:style style:name="ce13" style:family="table-cell" style:parent-style-name="Default" style:data-style-name="N0">
      <style:table-cell-properties style:vertical-align="automatic" fo:background-color="#FFF2CC" style:rotation-angle="45"/>
    </style:style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Hyperlink" style:data-style-name="N0">
      <style:table-cell-properties style:vertical-align="automatic" fo:wrap-option="wrap"/>
      <style:text-properties fo:color="#0563C1" style:text-underline-style="solid" style:text-underline-type="single"/>
    </style:style>
    <style:style style:name="ce16" style:family="table-cell" style:parent-style-name="Default" style:data-style-name="N0">
      <style:table-cell-properties style:vertical-align="automatic" fo:wrap-option="wrap" fo:background-color="#E7E6E6"/>
      <style:text-properties fo:font-weight="bold" style:font-weight-asian="bold" style:font-weight-complex="bold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vertical-align="automatic" fo:wrap-option="wrap" fo:background-color="#FFF2CC"/>
    </style:style>
    <style:style style:name="ce19" style:family="table-cell" style:parent-style-name="Hyperlink" style:data-style-name="N0">
      <style:table-cell-properties style:vertical-align="automatic" fo:wrap-option="wrap" fo:background-color="#FFF2CC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0.468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29116666666667cm"/>
    </style:style>
    <style:style style:name="co4" style:family="table-column">
      <style:table-column-properties fo:break-before="auto" style:column-width="0.529166666666667cm"/>
    </style:style>
    <style:style style:name="co5" style:family="table-column">
      <style:table-column-properties fo:break-before="auto" style:column-width="10.0541666666667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71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0" style:family="table-cell">
      <style:map style:condition="of:is-true-formula(([.$O3]&gt;0)*(ISBLANK([.$B3]))*(ISBLANK([.$C3])))" style:apply-style-name="cf3" style:base-cell-address="Structure_of_the_course.A3"/>
      <style:map style:condition="of:is-true-formula(([.$O3]&gt;0)*([.$B3]&gt;0)*(ISBLANK([.$C3])))" style:apply-style-name="cf2" style:base-cell-address="Structure_of_the_course.A3"/>
      <style:map style:condition="of:is-true-formula(([.$O3]&gt;0)*([.$B3]&gt;0)*([.$C3]&gt;0))" style:apply-style-name="cf4" style:base-cell-address="Structure_of_the_course.A3"/>
    </style:style>
    <style:style style:name="ce21" style:family="table-cell" style:parent-style-name="Default" style:data-style-name="N0">
      <style:table-cell-properties style:vertical-align="automatic"/>
      <style:map style:condition="of:is-true-formula(([.$O3]&gt;0)*(ISBLANK([.$B3]))*(ISBLANK([.$C3])))" style:apply-style-name="cf3" style:base-cell-address="Structure_of_the_course.A3"/>
      <style:map style:condition="of:is-true-formula(([.$O3]&gt;0)*([.$B3]&gt;0)*(ISBLANK([.$C3])))" style:apply-style-name="cf2" style:base-cell-address="Structure_of_the_course.A3"/>
      <style:map style:condition="of:is-true-formula(([.$O3]&gt;0)*([.$B3]&gt;0)*([.$C3]&gt;0))" style:apply-style-name="cf4" style:base-cell-address="Structure_of_the_course.A3"/>
    </style:style>
    <style:style style:name="ce22" style:family="table-cell">
      <style:map style:condition="of:is-true-formula(([.$O3]&gt;0)*(ISBLANK([.$B3]))*(ISBLANK([.$C3])))" style:apply-style-name="cf3" style:base-cell-address="Structure_of_the_course.A3"/>
      <style:map style:condition="of:is-true-formula(([.$O3]&gt;0)*([.$B3]&gt;0)*(ISBLANK([.$C3])))" style:apply-style-name="cf2" style:base-cell-address="Structure_of_the_course.A3"/>
      <style:map style:condition="of:is-true-formula(([.$O3]&gt;0)*([.$B3]&gt;0)*(ISBLANK([.$C3])))" style:apply-style-name="cf2" style:base-cell-address="Structure_of_the_course.Q13"/>
      <style:map style:condition="of:is-true-formula(([.$O3]&gt;0)*([.$B3]&gt;0)*([.$C3]&gt;0))" style:apply-style-name="cf4" style:base-cell-address="Structure_of_the_course.A3"/>
    </style:style>
    <style:style style:name="ce23" style:family="table-cell">
      <style:map style:condition="of:is-true-formula(([.$O3]&gt;0)*(ISBLANK([.$B3]))*(ISBLANK([.$C3])))" style:apply-style-name="cf3" style:base-cell-address="Structure_of_the_course.A3"/>
      <style:map style:condition="of:is-true-formula(([.$O3]&gt;0)*([.$B3]&gt;0)*(ISBLANK([.$C3])))" style:apply-style-name="cf2" style:base-cell-address="Structure_of_the_course.A3"/>
      <style:map style:condition="of:is-true-formula([.$O43]&gt;0)" style:apply-style-name="cf1" style:base-cell-address="Structure_of_the_course.A43"/>
      <style:map style:condition="of:is-true-formula(([.$O3]&gt;0)*([.$B3]&gt;0)*([.$C3]&gt;0))" style:apply-style-name="cf4" style:base-cell-address="Structure_of_the_course.A3"/>
    </style:style>
    <style:style style:name="ce24" style:family="table-cell">
      <style:map style:condition="of:is-true-formula(([.$O59]&gt;0)*(ISBLANK([.$B59]))*(ISBLANK([.$C59])))" style:apply-style-name="cf3" style:base-cell-address="Structure_of_the_course.P60"/>
      <style:map style:condition="of:is-true-formula(([.$O59]&gt;0)*([.$B59]&gt;0)*(ISBLANK([.$C59])))" style:apply-style-name="cf2" style:base-cell-address="Structure_of_the_course.P60"/>
      <style:map style:condition="of:is-true-formula(([.$O59]&gt;0)*([.$B59]&gt;0)*([.$C59]&gt;0))" style:apply-style-name="cf4" style:base-cell-address="Structure_of_the_course.P60"/>
    </style:style>
    <style:style style:name="ce25" style:family="table-cell">
      <style:map style:condition="of:is-true-formula(([.$O3]&gt;0)*(ISBLANK([.$B3]))*(ISBLANK([.$C3])))" style:apply-style-name="cf3" style:base-cell-address="Structure_of_the_course.A3"/>
      <style:map style:condition="of:is-true-formula(([.$O3]&gt;0)*([.$B3]&gt;0)*(ISBLANK([.$C3])))" style:apply-style-name="cf2" style:base-cell-address="Structure_of_the_course.A3"/>
      <style:map style:condition="of:is-true-formula([.$O43]&gt;0)" style:apply-style-name="cf1" style:base-cell-address="Structure_of_the_course.P43"/>
      <style:map style:condition="of:is-true-formula(([.$O3]&gt;0)*([.$B3]&gt;0)*([.$C3]&gt;0))" style:apply-style-name="cf4" style:base-cell-address="Structure_of_the_course.A3"/>
    </style:style>
    <style:style style:name="ce26" style:family="table-cell">
      <style:map style:condition="of:is-true-formula(([.#REF!]&gt;0)*(ISBLANK([.#REF!]))*(ISBLANK([.#REF!])))" style:apply-style-name="cf3" style:base-cell-address="Structure_of_the_course.P52"/>
      <style:map style:condition="of:is-true-formula(([.#REF!]&gt;0)*([.#REF!]&gt;0)*(ISBLANK([.#REF!])))" style:apply-style-name="cf2" style:base-cell-address="Structure_of_the_course.P52"/>
      <style:map style:condition="of:is-true-formula(([.#REF!]&gt;0)*([.#REF!]&gt;0)*([.#REF!]&gt;0))" style:apply-style-name="cf4" style:base-cell-address="Structure_of_the_course.P52"/>
    </style:style>
    <style:style style:name="ce27" style:family="table-cell">
      <style:map style:condition="of:is-true-formula(([.$O247]&gt;0)*(ISBLANK([.$B247]))*(ISBLANK([.$C247])))" style:apply-style-name="cf3" style:base-cell-address="Structure_of_the_course.A247"/>
      <style:map style:condition="of:is-true-formula(([.$O247]&gt;0)*([.$B247]&gt;0)*(ISBLANK([.$C247])))" style:apply-style-name="cf2" style:base-cell-address="Structure_of_the_course.A247"/>
      <style:map style:condition="of:is-true-formula(([.$O247]&gt;0)*([.$B247]&gt;0)*([.$C247]&gt;0))" style:apply-style-name="cf4" style:base-cell-address="Structure_of_the_course.A247"/>
    </style:style>
    <style:style style:name="ce28" style:family="table-cell" style:parent-style-name="Default" style:data-style-name="N0">
      <style:map style:condition="of:is-true-formula(([.$O3]&gt;0)*(ISBLANK([.$B3]))*(ISBLANK([.$C3])))" style:apply-style-name="cf3" style:base-cell-address="Structure_of_the_course.A3"/>
      <style:map style:condition="of:is-true-formula(([.$O3]&gt;0)*([.$B3]&gt;0)*(ISBLANK([.$C3])))" style:apply-style-name="cf2" style:base-cell-address="Structure_of_the_course.A3"/>
      <style:map style:condition="of:is-true-formula(([.$O3]&gt;0)*([.$B3]&gt;0)*([.$C3]&gt;0))" style:apply-style-name="cf4" style:base-cell-address="Structure_of_the_course.A3"/>
    </style:style>
    <style:style style:name="ce29" style:family="table-cell">
      <style:map style:condition="of:is-true-formula(([.$O234]&gt;0)*(ISBLANK([.$B234]))*(ISBLANK([.$C234])))" style:apply-style-name="cf3" style:base-cell-address="Structure_of_the_course.P232"/>
      <style:map style:condition="of:is-true-formula(([.$O234]&gt;0)*([.$B234]&gt;0)*(ISBLANK([.$C234])))" style:apply-style-name="cf2" style:base-cell-address="Structure_of_the_course.P232"/>
      <style:map style:condition="of:is-true-formula(([.$O234]&gt;0)*([.$B234]&gt;0)*([.$C234]&gt;0))" style:apply-style-name="cf4" style:base-cell-address="Structure_of_the_course.P232"/>
    </style:style>
    <style:style style:name="ce30" style:family="table-cell">
      <style:map style:condition="of:is-true-formula(([.$O252]&gt;0)*(ISBLANK([.$B252]))*(ISBLANK([.$C252])))" style:apply-style-name="cf3" style:base-cell-address="Structure_of_the_course.A252"/>
      <style:map style:condition="of:is-true-formula(([.$O252]&gt;0)*([.$B252]&gt;0)*(ISBLANK([.$C252])))" style:apply-style-name="cf2" style:base-cell-address="Structure_of_the_course.A252"/>
      <style:map style:condition="of:is-true-formula(([.$O252]&gt;0)*([.$B252]&gt;0)*([.$C252]&gt;0))" style:apply-style-name="cf4" style:base-cell-address="Structure_of_the_course.A252"/>
    </style:style>
    <style:style style:name="ce31" style:family="table-cell">
      <style:map style:condition="of:is-true-formula(([.$O252]&gt;0)*(ISBLANK([.$B252]))*(ISBLANK([.$C252])))" style:apply-style-name="cf3" style:base-cell-address="Structure_of_the_course.B252"/>
      <style:map style:condition="of:is-true-formula(([.$O252]&gt;0)*([.$B252]&gt;0)*(ISBLANK([.$C252])))" style:apply-style-name="cf2" style:base-cell-address="Structure_of_the_course.B252"/>
      <style:map style:condition="of:is-true-formula(([.$O252]&gt;0)*([.$B252]&gt;0)*([.$C252]&gt;0))" style:apply-style-name="cf4" style:base-cell-address="Structure_of_the_course.B252"/>
    </style:style>
    <style:style style:name="ce32" style:family="table-cell" style:parent-style-name="Default" style:data-style-name="N0">
      <style:table-cell-properties style:vertical-align="automatic"/>
      <style:map style:condition="of:is-true-formula(([.$O255]&gt;0)*(ISBLANK([.$B255]))*(ISBLANK([.$C255])))" style:apply-style-name="cf3" style:base-cell-address="Structure_of_the_course.D255"/>
      <style:map style:condition="of:is-true-formula(([.$O255]&gt;0)*([.$B255]&gt;0)*(ISBLANK([.$C255])))" style:apply-style-name="cf2" style:base-cell-address="Structure_of_the_course.D255"/>
      <style:map style:condition="of:is-true-formula(([.$O255]&gt;0)*([.$B255]&gt;0)*([.$C255]&gt;0))" style:apply-style-name="cf4" style:base-cell-address="Structure_of_the_course.D255"/>
    </style:style>
    <style:style style:name="ce33" style:family="table-cell" style:parent-style-name="Default" style:data-style-name="N0">
      <style:table-cell-properties style:vertical-align="automatic"/>
      <style:map style:condition="of:is-true-formula(([.$O252]&gt;0)*(ISBLANK([.$B252]))*(ISBLANK([.$C252])))" style:apply-style-name="cf3" style:base-cell-address="Structure_of_the_course.D252"/>
      <style:map style:condition="of:is-true-formula(([.$O252]&gt;0)*([.$B252]&gt;0)*(ISBLANK([.$C252])))" style:apply-style-name="cf2" style:base-cell-address="Structure_of_the_course.D252"/>
      <style:map style:condition="of:is-true-formula(([.$O252]&gt;0)*([.$B252]&gt;0)*([.$C252]&gt;0))" style:apply-style-name="cf4" style:base-cell-address="Structure_of_the_course.D252"/>
    </style:style>
    <style:style style:name="ce34" style:family="table-cell" style:parent-style-name="Default" style:data-style-name="N0">
      <style:table-cell-properties style:vertical-align="automatic"/>
      <style:map style:condition="of:is-true-formula(([.$O253]&gt;0)*(ISBLANK([.$B253]))*(ISBLANK([.$C253])))" style:apply-style-name="cf3" style:base-cell-address="Structure_of_the_course.D253"/>
      <style:map style:condition="of:is-true-formula(([.$O253]&gt;0)*([.$B253]&gt;0)*(ISBLANK([.$C253])))" style:apply-style-name="cf2" style:base-cell-address="Structure_of_the_course.D253"/>
      <style:map style:condition="of:is-true-formula(([.$O253]&gt;0)*([.$B253]&gt;0)*([.$C253]&gt;0))" style:apply-style-name="cf4" style:base-cell-address="Structure_of_the_course.D253"/>
    </style:style>
    <style:style style:name="ce35" style:family="table-cell" style:parent-style-name="Default" style:data-style-name="N0">
      <style:table-cell-properties style:vertical-align="automatic"/>
      <style:map style:condition="of:is-true-formula(([.$O252]&gt;0)*(ISBLANK([.$B252]))*(ISBLANK([.$C252])))" style:apply-style-name="cf3" style:base-cell-address="Structure_of_the_course.B252"/>
      <style:map style:condition="of:is-true-formula(([.$O252]&gt;0)*([.$B252]&gt;0)*(ISBLANK([.$C252])))" style:apply-style-name="cf2" style:base-cell-address="Structure_of_the_course.B252"/>
      <style:map style:condition="of:is-true-formula(([.$O252]&gt;0)*([.$B252]&gt;0)*([.$C252]&gt;0))" style:apply-style-name="cf4" style:base-cell-address="Structure_of_the_course.B25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w_to_use_this_spreadsheet" table:style-name="ta1">
        <table:table-column table:style-name="co1" table:default-cell-style-name="ce14"/>
        <table:table-column table:style-name="co2" table:number-columns-repeated="16383" table:default-cell-style-name="ce1"/>
        <table:table-row table:style-name="ro1">
          <table:table-cell office:value-type="string" table:style-name="ce18">
            <text:p>This spreadsheet describes the structure of the online course "Learn the Scientific Method by Studying Clouds in a Changing Climate"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9">
            <text:p><text:a xlink:href="https://scientific-method-course.github.io/">(see https://scientific-method-course.github.io)</text:a></text:p>
          </table:table-cell>
          <table:table-cell table:number-columns-repeated="16383" table:style-name="ce1"/>
        </table:table-row>
        <table:table-row table:style-name="ro2">
          <table:table-cell table:style-name="ce15"/>
          <table:table-cell table:number-columns-repeated="16383" table:style-name="ce1"/>
        </table:table-row>
        <table:table-row table:style-name="ro2">
          <table:table-cell office:value-type="string" table:style-name="ce16">
            <text:p>The structure</text:p>
          </table:table-cell>
          <table:table-cell table:number-columns-repeated="11" table:style-name="ce7"/>
          <table:table-cell table:number-columns-repeated="16372"/>
        </table:table-row>
        <table:table-row table:style-name="ro2">
          <table:table-cell office:value-type="string" table:style-name="ce14">
            <text:p>The first 3 columns indicate the number of the modules, submodules and units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4">
            <text:p>Shaded lines indicate the titles of the respective hierarchies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4">
            <text:p>The unshaded lines indicate the actual contents of the units (the lowest level within EdX: a single pag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4">
            <text:p>The are two sets of columns in which one tick mark per set is give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4">
            <text:p>* Trajectory: which of the three learning trajectories does this text contribute t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4">
            <text:p>* Research cycle: which part of the research cycle is this text linked to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6">
            <text:p>How to use</text:p>
          </table:table-cell>
          <table:table-cell table:number-columns-repeated="11" table:style-name="ce6"/>
          <table:table-cell table:number-columns-repeated="16372"/>
        </table:table-row>
        <table:table-row table:style-name="ro1">
          <table:table-cell office:value-type="string" table:style-name="ce14">
            <text:p>This spreadsheet can be used to isolate/locate the parts of the course that are part of a specific learning trajectory. This can be done using the filter at the top of each column (select the rows with a 'x'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4">
            <text:p>In that way, individual learning trajectories can be re-used in other courses (possibly some modification is necessary due to the tight integration of the three learning trajectories)</text:p>
          </table:table-cell>
          <table:table-cell table:number-columns-repeated="16383" table:style-name="ce1"/>
        </table:table-row>
        <table:table-row table:number-rows-repeated="1048562" table:style-name="ro2">
          <table:table-cell table:number-columns-repeated="16384"/>
        </table:table-row>
      </table:table>
      <table:table table:name="Structure_of_the_course" table:style-name="ta2">
        <table:table-column table:style-name="co3" table:number-columns-repeated="3" table:default-cell-style-name="ce1"/>
        <table:table-column table:style-name="co4" table:number-columns-repeated="11" table:default-cell-style-name="ce5"/>
        <table:table-column table:style-name="co3" table:default-cell-style-name="ce1"/>
        <table:table-column table:style-name="co5" table:default-cell-style-name="ce1"/>
        <table:table-column table:style-name="co2" table:number-columns-repeated="16368" table:default-cell-style-name="ce1"/>
        <table:table-row table:style-name="ro2">
          <table:table-cell table:number-columns-repeated="3" table:style-name="ce12"/>
          <table:table-cell office:value-type="string" table:style-name="ce8">
            <text:p>Trajectory</text:p>
          </table:table-cell>
          <table:table-cell table:number-columns-repeated="4" table:style-name="ce8"/>
          <table:table-cell office:value-type="string" table:style-name="ce9">
            <text:p>Research cycle</text:p>
          </table:table-cell>
          <table:table-cell table:number-columns-repeated="5" table:style-name="ce9"/>
          <table:table-cell table:number-columns-repeated="6" table:style-name="ce10"/>
          <table:table-cell table:number-columns-repeated="16364"/>
        </table:table-row>
        <table:table-row table:style-name="ro3">
          <table:table-cell office:value-type="string" table:style-name="ce13">
            <text:p>Module</text:p>
          </table:table-cell>
          <table:table-cell office:value-type="string" table:style-name="ce13">
            <text:p>Submodule</text:p>
          </table:table-cell>
          <table:table-cell office:value-type="string" table:style-name="ce13">
            <text:p>Unit</text:p>
          </table:table-cell>
          <table:table-cell office:value-type="string" table:style-name="ce3">
            <text:p>General</text:p>
          </table:table-cell>
          <table:table-cell office:value-type="string" table:style-name="ce3">
            <text:p>Phi personal</text:p>
          </table:table-cell>
          <table:table-cell office:value-type="string" table:style-name="ce3">
            <text:p>Phi</text:p>
          </table:table-cell>
          <table:table-cell office:value-type="string" table:style-name="ce3">
            <text:p>Meth</text:p>
          </table:table-cell>
          <table:table-cell office:value-type="string" table:style-name="ce3">
            <text:p>Meteo</text:p>
          </table:table-cell>
          <table:table-cell office:value-type="string" table:style-name="ce4">
            <text:p>Theory</text:p>
          </table:table-cell>
          <table:table-cell office:value-type="string" table:style-name="ce4">
            <text:p>Hypothesis</text:p>
          </table:table-cell>
          <table:table-cell office:value-type="string" table:style-name="ce4">
            <text:p>Exp.</text:p>
          </table:table-cell>
          <table:table-cell office:value-type="string" table:style-name="ce4">
            <text:p>Analysis</text:p>
          </table:table-cell>
          <table:table-cell office:value-type="string" table:style-name="ce4">
            <text:p>Conclusion</text:p>
          </table:table-cell>
          <table:table-cell office:value-type="string" table:style-name="ce4">
            <text:p>Synthesis</text:p>
          </table:table-cell>
          <table:table-cell office:value-type="string" table:style-name="ce11">
            <text:p>Title</text:p>
          </table:table-cell>
          <table:table-cell office:value-type="string" table:style-name="ce11">
            <text:p>Description</text:p>
          </table:table-cell>
          <table:table-cell table:number-columns-repeated="4" table:style-name="ce11"/>
          <table:table-cell table:number-columns-repeated="16364" table:style-name="ce2"/>
        </table:table-row>
        <table:table-row table:style-name="ro2">
          <table:table-cell office:value-type="float" office:value="0" table:style-name="ce20">
            <text:p>0</text:p>
          </table:table-cell>
          <table:table-cell table:style-name="ce20"/>
          <table:table-cell table:style-name="ce20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Introduction to the cours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float" office:value="0.1" table:style-name="ce20">
            <text:p>0.1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Introduction to the cours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float" office:value="0.1" table:style-name="ce20">
            <text:p>0.1</text:p>
          </table:table-cell>
          <table:table-cell office:value-type="string" table:style-name="ce20">
            <text:p>0.1.1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0">
            <text:p>Before we star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float" office:value="0.1" table:style-name="ce20">
            <text:p>0.1</text:p>
          </table:table-cell>
          <table:table-cell office:value-type="string" table:style-name="ce20">
            <text:p>0.1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Before we star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float" office:value="0.1" table:style-name="ce20">
            <text:p>0.1</text:p>
          </table:table-cell>
          <table:table-cell office:value-type="string" table:style-name="ce20">
            <text:p>0.1.2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0">
            <text:p>Course structur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float" office:value="0.1" table:style-name="ce20">
            <text:p>0.1</text:p>
          </table:table-cell>
          <table:table-cell office:value-type="string" table:style-name="ce20">
            <text:p>0.1.2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Course structur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float" office:value="0.1" table:style-name="ce20">
            <text:p>0.1</text:p>
          </table:table-cell>
          <table:table-cell office:value-type="string" table:style-name="ce20">
            <text:p>0.1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0">
            <text:p>The Perspectives Present in this Cours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float" office:value="0.1" table:style-name="ce20">
            <text:p>0.1</text:p>
          </table:table-cell>
          <table:table-cell office:value-type="string" table:style-name="ce20">
            <text:p>0.1.3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The Perspectives Present in this Cours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float" office:value="0.1" table:style-name="ce20">
            <text:p>0.1</text:p>
          </table:table-cell>
          <table:table-cell office:value-type="string" table:style-name="ce20">
            <text:p>0.1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0">
            <text:p>Your personal science checklis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float" office:value="0.1" table:style-name="ce20">
            <text:p>0.1</text:p>
          </table:table-cell>
          <table:table-cell office:value-type="string" table:style-name="ce20">
            <text:p>0.1.4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Your personal science checklis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float" office:value="0.2" table:style-name="ce20">
            <text:p>0.2</text:p>
          </table:table-cell>
          <table:table-cell office:value-type="string" table:style-name="ce20">
            <text:p>0.2.1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0">
            <text:p>Get to know EdX</text:p>
          </table:table-cell>
          <table:table-cell table:style-name="ce20"/>
          <table:table-cell table:style-name="ce22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0" table:style-name="ce20">
            <text:p>0</text:p>
          </table:table-cell>
          <table:table-cell office:value-type="float" office:value="0.2" table:style-name="ce20">
            <text:p>0.2</text:p>
          </table:table-cell>
          <table:table-cell office:value-type="string" table:style-name="ce20">
            <text:p>0.2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Get to know EdX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table:style-name="ce20"/>
          <table:table-cell table:style-name="ce20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Know they tool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1000000000000001" table:style-name="ce20">
            <text:p>1.1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Program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1000000000000001" table:style-name="ce20">
            <text:p>1.1</text:p>
          </table:table-cell>
          <table:table-cell office:value-type="string" table:style-name="ce20">
            <text:p>1.1.1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0">
            <text:p>Program and learning objective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1000000000000001" table:style-name="ce20">
            <text:p>1.1</text:p>
          </table:table-cell>
          <table:table-cell office:value-type="string" table:style-name="ce20">
            <text:p>1.1.1</text:p>
          </table:table-cell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 + learning objective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Context and theory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office:value-type="string" table:style-name="ce20">
            <text:p>1.2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office:value-type="string" table:style-name="ce20">
            <text:p>1.2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office:value-type="string" table:style-name="ce20">
            <text:p>1.2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How can we Develop Scientific Knowledge?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office:value-type="string" table:style-name="ce20">
            <text:p>1.2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Rationalism, empiricism, logical positivism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office:value-type="string" table:style-name="ce20">
            <text:p>1.2.2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Research cycle in six step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office:value-type="string" table:style-name="ce20">
            <text:p>1.2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e and Study the ABL-Land System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office:value-type="string" table:style-name="ce20">
            <text:p>1.2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Mixed layer budget equations intro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office:value-type="string" table:style-name="ce20">
            <text:p>1.2.3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Relationship between theory and model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office:value-type="string" table:style-name="ce20">
            <text:p>1.2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Research methods used in meteorology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office:value-type="string" table:style-name="ce20">
            <text:p>1.2.4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Simple Overview of the Mixed-Layer Theory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2" table:style-name="ce20">
            <text:p>1.2</text:p>
          </table:table-cell>
          <table:table-cell office:value-type="string" table:style-name="ce20">
            <text:p>1.2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Mixed layer budget equations and boundary layer heigh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3" table:style-name="ce20">
            <text:p>1.3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Hypo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3" table:style-name="ce20">
            <text:p>1.3</text:p>
          </table:table-cell>
          <table:table-cell office:value-type="string" table:style-name="ce20">
            <text:p>1.3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3" table:style-name="ce20">
            <text:p>1.3</text:p>
          </table:table-cell>
          <table:table-cell office:value-type="string" table:style-name="ce20">
            <text:p>1.3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3" table:style-name="ce20">
            <text:p>1.3</text:p>
          </table:table-cell>
          <table:table-cell office:value-type="string" table:style-name="ce20">
            <text:p>1.3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From Complex Reality to Systematic Research Ques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3" table:style-name="ce20">
            <text:p>1.3</text:p>
          </table:table-cell>
          <table:table-cell office:value-type="string" table:style-name="ce20">
            <text:p>1.3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Logical positivism, research question and hypo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3" table:style-name="ce20">
            <text:p>1.3</text:p>
          </table:table-cell>
          <table:table-cell office:value-type="string" table:style-name="ce20">
            <text:p>1.3.2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Properties of a good research ques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3" table:style-name="ce20">
            <text:p>1.3</text:p>
          </table:table-cell>
          <table:table-cell office:value-type="string" table:style-name="ce20">
            <text:p>1.3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Deductive and inductive reasoning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3" table:style-name="ce20">
            <text:p>1.3</text:p>
          </table:table-cell>
          <table:table-cell office:value-type="string" table:style-name="ce20">
            <text:p>1.3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Research Ques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3" table:style-name="ce20">
            <text:p>1.3</text:p>
          </table:table-cell>
          <table:table-cell office:value-type="string" table:style-name="ce20">
            <text:p>1.3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Research question to guide your first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3" table:style-name="ce20">
            <text:p>1.3</text:p>
          </table:table-cell>
          <table:table-cell office:value-type="string" table:style-name="ce20">
            <text:p>1.3.3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Test the quality of our research ques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Experiment and analy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3">
            <text:p>1</text:p>
          </table:table-cell>
          <table:table-cell office:value-type="float" office:value="1.4" table:style-name="ce23">
            <text:p>1.4</text:p>
          </table:table-cell>
          <table:table-cell office:value-type="string" table:style-name="ce23">
            <text:p>1.4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5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ing the CLASS Model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2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ing the CLASS Model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Sensitivity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3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Design of the sensitivity experiment in relation to the research ques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Relation to the research ques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Setup of the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Analysis of the experiment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Cycling between experiment and analy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6">
            <text:p>Modified sensitivity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Analysis of the modified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Optional sensitivity experiment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4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Model valid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4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Motivation for model valid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Observations needed fot model valid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Setup of the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Analysis of the experiment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4" table:style-name="ce20">
            <text:p>1.4</text:p>
          </table:table-cell>
          <table:table-cell office:value-type="string" table:style-name="ce20">
            <text:p>1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4">
            <text:p>Modifications to model setup based on observat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5" table:style-name="ce20">
            <text:p>1.5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Conclus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5" table:style-name="ce20">
            <text:p>1.5</text:p>
          </table:table-cell>
          <table:table-cell office:value-type="string" table:style-name="ce20">
            <text:p>1.5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5" table:style-name="ce20">
            <text:p>1.5</text:p>
          </table:table-cell>
          <table:table-cell office:value-type="string" table:style-name="ce20">
            <text:p>1.5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5" table:style-name="ce20">
            <text:p>1.5</text:p>
          </table:table-cell>
          <table:table-cell office:value-type="string" table:style-name="ce20">
            <text:p>1.5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What can we conclud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5" table:style-name="ce20">
            <text:p>1.5</text:p>
          </table:table-cell>
          <table:table-cell office:value-type="string" table:style-name="ce20">
            <text:p>1.5.2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0"/>
          <table:table-cell office:value-type="string" table:style-name="ce20">
            <text:p>What can we conclud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6" table:style-name="ce20">
            <text:p>1.6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Syn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6" table:style-name="ce20">
            <text:p>1.6</text:p>
          </table:table-cell>
          <table:table-cell office:value-type="string" table:style-name="ce20">
            <text:p>1.6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6" table:style-name="ce20">
            <text:p>1.6</text:p>
          </table:table-cell>
          <table:table-cell office:value-type="string" table:style-name="ce20">
            <text:p>1.6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6" table:style-name="ce20">
            <text:p>1.6</text:p>
          </table:table-cell>
          <table:table-cell office:value-type="string" table:style-name="ce20">
            <text:p>1.6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Creative thinking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6" table:style-name="ce20">
            <text:p>1.6</text:p>
          </table:table-cell>
          <table:table-cell office:value-type="string" table:style-name="ce20">
            <text:p>1.6.2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Reflect on our hypo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6" table:style-name="ce20">
            <text:p>1.6</text:p>
          </table:table-cell>
          <table:table-cell office:value-type="string" table:style-name="ce20">
            <text:p>1.6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Play fair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1" table:style-name="ce20">
            <text:p>1</text:p>
          </table:table-cell>
          <table:table-cell office:value-type="float" office:value="1.6" table:style-name="ce20">
            <text:p>1.6</text:p>
          </table:table-cell>
          <table:table-cell office:value-type="string" table:style-name="ce20">
            <text:p>1.6.3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Extend your personal science checklis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table:style-name="ce20"/>
          <table:table-cell table:style-name="ce20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Everything has a caus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1" table:style-name="ce20">
            <text:p>2.1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Program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1" table:style-name="ce20">
            <text:p>2.1</text:p>
          </table:table-cell>
          <table:table-cell office:value-type="string" table:style-name="ce20">
            <text:p>2.1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1" table:style-name="ce20">
            <text:p>2.1</text:p>
          </table:table-cell>
          <table:table-cell office:value-type="string" table:style-name="ce20">
            <text:p>2.1.1</text:p>
          </table:table-cell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 + learning objective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Scientific Knowledge is More Than Fact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Logical positivsm, empirical cycl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2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Scientific research cycle in 3 steps: observation, induction, verific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Criticism to logical positivism: theory-ladenness of observat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Criticism to logical positivism: logical soundness of verific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Criticism to logical positivism: observability of variable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How are clouds formed?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How are clouds formed?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4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The effect of ...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4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Relation between a cause and an effec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000000000000002" table:style-name="ce20">
            <text:p>2.2</text:p>
          </table:table-cell>
          <table:table-cell office:value-type="string" table:style-name="ce20">
            <text:p>2.2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The effect of surface sensible heat flux and initial temperature jump on ...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999999999999998" table:style-name="ce20">
            <text:p>2.3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Hypo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999999999999998" table:style-name="ce20">
            <text:p>2.3</text:p>
          </table:table-cell>
          <table:table-cell office:value-type="string" table:style-name="ce20">
            <text:p>2.3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999999999999998" table:style-name="ce20">
            <text:p>2.3</text:p>
          </table:table-cell>
          <table:table-cell office:value-type="string" table:style-name="ce20">
            <text:p>2.3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999999999999998" table:style-name="ce20">
            <text:p>2.3</text:p>
          </table:table-cell>
          <table:table-cell office:value-type="string" table:style-name="ce20">
            <text:p>2.3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Causality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999999999999998" table:style-name="ce20">
            <text:p>2.3</text:p>
          </table:table-cell>
          <table:table-cell office:value-type="string" table:style-name="ce20">
            <text:p>2.3.2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Causality is a relation between a cause and its effect,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999999999999998" table:style-name="ce20">
            <text:p>2.3</text:p>
          </table:table-cell>
          <table:table-cell office:value-type="string" table:style-name="ce20">
            <text:p>2.3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The problem of induction: no guarantee that A always causes B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999999999999998" table:style-name="ce20">
            <text:p>2.3</text:p>
          </table:table-cell>
          <table:table-cell office:value-type="string" table:style-name="ce20">
            <text:p>2.3.2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What causes deepening of the boundary layer: a complete reasoning chai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999999999999998" table:style-name="ce20">
            <text:p>2.3</text:p>
          </table:table-cell>
          <table:table-cell office:value-type="string" table:style-name="ce20">
            <text:p>2.3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Research Ques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2999999999999998" table:style-name="ce20">
            <text:p>2.3</text:p>
          </table:table-cell>
          <table:table-cell office:value-type="string" table:style-name="ce20">
            <text:p>2.3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The research question directs our research in this modul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Experiment analy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Computer Simulation in Scientific Practic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The relation between theory, model and simul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2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Range of models used in the field meteorology and the place of CLASS in this landscap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Model valid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Observations needed fot model valid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Setup of the validation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Analysis of the model valid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Modifications to model setup based on observat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4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Sensitivity to temperature and moisture chang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Motivation of sensitivity experiment based on research ques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Setup of sensitivity experiment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Analsysis of sensitivity experiment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Link temperature related experiments from module 1 to moisture-related experiment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Design your own sensitivity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4" table:style-name="ce20">
            <text:p>2.4</text:p>
          </table:table-cell>
          <table:table-cell office:value-type="string" table:style-name="ce20">
            <text:p>2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Analyse your own sensitivity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5" table:style-name="ce20">
            <text:p>2.5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Conclus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5" table:style-name="ce20">
            <text:p>2.5</text:p>
          </table:table-cell>
          <table:table-cell office:value-type="string" table:style-name="ce20">
            <text:p>2.5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5" table:style-name="ce20">
            <text:p>2.5</text:p>
          </table:table-cell>
          <table:table-cell office:value-type="string" table:style-name="ce20">
            <text:p>2.5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5" table:style-name="ce20">
            <text:p>2.5</text:p>
          </table:table-cell>
          <table:table-cell office:value-type="string" table:style-name="ce20">
            <text:p>2.5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What can we conclud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5" table:style-name="ce20">
            <text:p>2.5</text:p>
          </table:table-cell>
          <table:table-cell office:value-type="string" table:style-name="ce20">
            <text:p>2.5.2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0"/>
          <table:table-cell office:value-type="string" table:style-name="ce20">
            <text:p>Formulate answers to the research quest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6" table:style-name="ce20">
            <text:p>2.6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Syn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6" table:style-name="ce20">
            <text:p>2.6</text:p>
          </table:table-cell>
          <table:table-cell office:value-type="string" table:style-name="ce20">
            <text:p>2.6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6" table:style-name="ce20">
            <text:p>2.6</text:p>
          </table:table-cell>
          <table:table-cell office:value-type="string" table:style-name="ce20">
            <text:p>2.6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6" table:style-name="ce20">
            <text:p>2.6</text:p>
          </table:table-cell>
          <table:table-cell office:value-type="string" table:style-name="ce20">
            <text:p>2.6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Creative thinking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6" table:style-name="ce20">
            <text:p>2.6</text:p>
          </table:table-cell>
          <table:table-cell office:value-type="string" table:style-name="ce20">
            <text:p>2.6.2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Translate the research question into a testable hypothesis and identify the gaps in our knowledg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6" table:style-name="ce20">
            <text:p>2.6</text:p>
          </table:table-cell>
          <table:table-cell office:value-type="string" table:style-name="ce20">
            <text:p>2.6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Science relies on evidenc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2" table:style-name="ce20">
            <text:p>2</text:p>
          </table:table-cell>
          <table:table-cell office:value-type="float" office:value="2.6" table:style-name="ce20">
            <text:p>2.6</text:p>
          </table:table-cell>
          <table:table-cell office:value-type="string" table:style-name="ce20">
            <text:p>2.6.3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Extend your personal science checklis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table:style-name="ce20"/>
          <table:table-cell table:style-name="ce20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Trust, verify, falsify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1" table:style-name="ce20">
            <text:p>3.1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Program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1" table:style-name="ce20">
            <text:p>3.1</text:p>
          </table:table-cell>
          <table:table-cell office:value-type="string" table:style-name="ce20">
            <text:p>3.1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Program and learning objective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1" table:style-name="ce20">
            <text:p>3.1</text:p>
          </table:table-cell>
          <table:table-cell office:value-type="string" table:style-name="ce20">
            <text:p>3.1.1</text:p>
          </table:table-cell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Program and learning objective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2" table:style-name="ce20">
            <text:p>3.2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Theory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2" table:style-name="ce20">
            <text:p>3.2</text:p>
          </table:table-cell>
          <table:table-cell office:value-type="string" table:style-name="ce20">
            <text:p>3.2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2" table:style-name="ce20">
            <text:p>3.2</text:p>
          </table:table-cell>
          <table:table-cell office:value-type="string" table:style-name="ce20">
            <text:p>3.2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2" table:style-name="ce20">
            <text:p>3.2</text:p>
          </table:table-cell>
          <table:table-cell office:value-type="string" table:style-name="ce20">
            <text:p>3.2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Critical rationalism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2" table:style-name="ce20">
            <text:p>3.2</text:p>
          </table:table-cell>
          <table:table-cell office:value-type="string" table:style-name="ce20">
            <text:p>3.2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Popper and critical rationalism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2" table:style-name="ce20">
            <text:p>3.2</text:p>
          </table:table-cell>
          <table:table-cell office:value-type="string" table:style-name="ce20">
            <text:p>3.2.2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Hypothetical-deductive method: research cycle following Popper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2" table:style-name="ce20">
            <text:p>3.2</text:p>
          </table:table-cell>
          <table:table-cell office:value-type="string" table:style-name="ce20">
            <text:p>3.2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From Radiation to Plant's Inpu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2" table:style-name="ce20">
            <text:p>3.2</text:p>
          </table:table-cell>
          <table:table-cell office:value-type="string" table:style-name="ce20">
            <text:p>3.2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Surface radiation and energy budget + plant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2" table:style-name="ce20">
            <text:p>3.2</text:p>
          </table:table-cell>
          <table:table-cell office:value-type="string" table:style-name="ce20">
            <text:p>3.2.4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The Feedback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2" table:style-name="ce20">
            <text:p>3.2</text:p>
          </table:table-cell>
          <table:table-cell office:value-type="string" table:style-name="ce20">
            <text:p>3.2.4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Feedback loop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2" table:style-name="ce20">
            <text:p>3.2</text:p>
          </table:table-cell>
          <table:table-cell office:value-type="string" table:style-name="ce20">
            <text:p>3.2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Feedback loops in the climate system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3" table:style-name="ce20">
            <text:p>3.3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Hypo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3" table:style-name="ce20">
            <text:p>3.3</text:p>
          </table:table-cell>
          <table:table-cell office:value-type="string" table:style-name="ce20">
            <text:p>3.3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3" table:style-name="ce20">
            <text:p>3.3</text:p>
          </table:table-cell>
          <table:table-cell office:value-type="string" table:style-name="ce20">
            <text:p>3.3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3" table:style-name="ce20">
            <text:p>3.3</text:p>
          </table:table-cell>
          <table:table-cell office:value-type="string" table:style-name="ce20">
            <text:p>3.3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Research Ques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3" table:style-name="ce20">
            <text:p>3.3</text:p>
          </table:table-cell>
          <table:table-cell office:value-type="string" table:style-name="ce20">
            <text:p>3.3.2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Research questions related to soil moisture effec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Experimental and Analy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1.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Uncertainties in Scientific Simul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Aspects of uncertainty in simulat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2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Uncertainty in climate simulat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Model valid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3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Model validation as an iterative proces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Observations needed fot model valid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Setup your own model validation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Analysis of the model valid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Modifications to model setup based on observat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4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Sensitivity to Changes in Moisture and Humidity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4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8">
            <text:p>Guidelines to setup your sensitivity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Motivation for the sensitivity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Setup the sensitivity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4" table:style-name="ce20">
            <text:p>3.4</text:p>
          </table:table-cell>
          <table:table-cell office:value-type="string" table:style-name="ce20">
            <text:p>3.4.4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Analyze the results of the sensitivity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5" table:style-name="ce20">
            <text:p>3.5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Conclus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5" table:style-name="ce20">
            <text:p>3.5</text:p>
          </table:table-cell>
          <table:table-cell office:value-type="string" table:style-name="ce20">
            <text:p>3.5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5" table:style-name="ce20">
            <text:p>3.5</text:p>
          </table:table-cell>
          <table:table-cell office:value-type="string" table:style-name="ce20">
            <text:p>3.5.1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5" table:style-name="ce20">
            <text:p>3.5</text:p>
          </table:table-cell>
          <table:table-cell office:value-type="string" table:style-name="ce20">
            <text:p>3.5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Wat do you conclud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5" table:style-name="ce20">
            <text:p>3.5</text:p>
          </table:table-cell>
          <table:table-cell office:value-type="string" table:style-name="ce20">
            <text:p>3.5.2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0"/>
          <table:table-cell office:value-type="string" table:style-name="ce20">
            <text:p>Answer rhe research question and consider your hypo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6" table:style-name="ce20">
            <text:p>3.6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Syn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6" table:style-name="ce20">
            <text:p>3.6</text:p>
          </table:table-cell>
          <table:table-cell office:value-type="string" table:style-name="ce20">
            <text:p>3.6.1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6" table:style-name="ce20">
            <text:p>3.6</text:p>
          </table:table-cell>
          <table:table-cell office:value-type="string" table:style-name="ce20">
            <text:p>3.6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6" table:style-name="ce20">
            <text:p>3.6</text:p>
          </table:table-cell>
          <table:table-cell office:value-type="string" table:style-name="ce20">
            <text:p>3.6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Creative thinking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6" table:style-name="ce20">
            <text:p>3.6</text:p>
          </table:table-cell>
          <table:table-cell office:value-type="string" table:style-name="ce20">
            <text:p>3.6.2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Reconsider our original research question and come up with additional quest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6" table:style-name="ce20">
            <text:p>3.6</text:p>
          </table:table-cell>
          <table:table-cell office:value-type="string" table:style-name="ce20">
            <text:p>3.6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Expose Scientific Hypotheses to Testing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3.6" table:style-name="ce20">
            <text:p>3.6</text:p>
          </table:table-cell>
          <table:table-cell office:value-type="string" table:style-name="ce20">
            <text:p>3.6.3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Extend your personal science checklis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table:style-name="ce20"/>
          <table:table-cell table:style-name="ce20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Scientific Progress is all about Asking Questions<text:s/>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0999999999999996" table:style-name="ce20">
            <text:p>4.1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Program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0999999999999996" table:style-name="ce20">
            <text:p>4.1</text:p>
          </table:table-cell>
          <table:table-cell office:value-type="string" table:style-name="ce20">
            <text:p>4.1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Program and learning objective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0999999999999996" table:style-name="ce20">
            <text:p>4.1</text:p>
          </table:table-cell>
          <table:table-cell office:value-type="string" table:style-name="ce20">
            <text:p>4.1.1</text:p>
          </table:table-cell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Program and learning objective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2" table:style-name="ce20">
            <text:p>4.2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Theory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2" table:style-name="ce20">
            <text:p>4.2</text:p>
          </table:table-cell>
          <table:table-cell office:value-type="string" table:style-name="ce20">
            <text:p>4.2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2" table:style-name="ce20">
            <text:p>4.2</text:p>
          </table:table-cell>
          <table:table-cell office:value-type="string" table:style-name="ce20">
            <text:p>4.2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2" table:style-name="ce20">
            <text:p>4.2</text:p>
          </table:table-cell>
          <table:table-cell office:value-type="string" table:style-name="ce20">
            <text:p>4.2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Scientific Progres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2" table:style-name="ce20">
            <text:p>4.2</text:p>
          </table:table-cell>
          <table:table-cell office:value-type="string" table:style-name="ce20">
            <text:p>4.2.2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Succession of paradigms, resarch programs, research tradit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2" table:style-name="ce20">
            <text:p>4.2</text:p>
          </table:table-cell>
          <table:table-cell office:value-type="string" table:style-name="ce20">
            <text:p>4.2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Carbon exchang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2" table:style-name="ce20">
            <text:p>4.2</text:p>
          </table:table-cell>
          <table:table-cell office:value-type="string" table:style-name="ce20">
            <text:p>4.2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Uptake of CO2 by veget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3" table:style-name="ce20">
            <text:p>4.3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Hypo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3" table:style-name="ce20">
            <text:p>4.3</text:p>
          </table:table-cell>
          <table:table-cell office:value-type="string" table:style-name="ce20">
            <text:p>4.3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3" table:style-name="ce20">
            <text:p>4.3</text:p>
          </table:table-cell>
          <table:table-cell office:value-type="string" table:style-name="ce20">
            <text:p>4.3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3" table:style-name="ce20">
            <text:p>4.3</text:p>
          </table:table-cell>
          <table:table-cell office:value-type="string" table:style-name="ce20">
            <text:p>4.3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Research Ques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3" table:style-name="ce20">
            <text:p>4.3</text:p>
          </table:table-cell>
          <table:table-cell office:value-type="string" table:style-name="ce20">
            <text:p>4.3.2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The ultimate research ques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3" table:style-name="ce20">
            <text:p>4.3</text:p>
          </table:table-cell>
          <table:table-cell office:value-type="string" table:style-name="ce20">
            <text:p>4.3.2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Formulate your hypo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Experiments and analy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Scientific group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2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Scientific groups, what is your research identity?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Model valid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Context of this valida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Setup your own model validation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Analyse your own sensitivity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3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0"/>
          <table:table-cell office:value-type="string" table:style-name="ce20">
            <text:p>Feedback on your sensitivity experimen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4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Sensitivity to Climate Chang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4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string" table:style-name="ce20">
            <text:p>x</text:p>
          </table:table-cell>
          <table:table-cell table:style-name="ce20"/>
          <table:table-cell table:style-name="ce20"/>
          <table:table-cell office:value-type="string" table:style-name="ce20">
            <text:p>x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string" table:style-name="ce20">
            <text:p>Context of the experiment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4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string" table:style-name="ce20">
            <text:p>x</text:p>
          </table:table-cell>
          <table:table-cell table:style-name="ce20"/>
          <table:table-cell table:style-name="ce20"/>
          <table:table-cell office:value-type="string" table:style-name="ce20">
            <text:p>x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string" table:style-name="ce20">
            <text:p>Setup of the experiments <text:s/>- warmer climat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4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string" table:style-name="ce20">
            <text:p>x</text:p>
          </table:table-cell>
          <table:table-cell table:style-name="ce20"/>
          <table:table-cell table:style-name="ce20"/>
          <table:table-cell table:style-name="ce20"/>
          <table:table-cell office:value-type="string" table:style-name="ce20">
            <text:p>x</text:p>
          </table:table-cell>
          <table:table-cell table:style-name="ce20"/>
          <table:table-cell table:style-name="ce20"/>
          <table:table-cell table:style-name="ce20"/>
          <table:table-cell office:value-type="string" table:style-name="ce20">
            <text:p>Analysis of the experiments - warmer climate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4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string" table:style-name="ce20">
            <text:p>x</text:p>
          </table:table-cell>
          <table:table-cell table:style-name="ce20"/>
          <table:table-cell table:style-name="ce20"/>
          <table:table-cell office:value-type="string" table:style-name="ce20">
            <text:p>x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string" table:style-name="ce20">
            <text:p>Setup of the experiments <text:s/>- increased CO2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4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string" table:style-name="ce20">
            <text:p>x</text:p>
          </table:table-cell>
          <table:table-cell table:style-name="ce20"/>
          <table:table-cell table:style-name="ce20"/>
          <table:table-cell table:style-name="ce20"/>
          <table:table-cell office:value-type="string" table:style-name="ce20">
            <text:p>x</text:p>
          </table:table-cell>
          <table:table-cell table:style-name="ce20"/>
          <table:table-cell table:style-name="ce20"/>
          <table:table-cell table:style-name="ce20"/>
          <table:table-cell office:value-type="string" table:style-name="ce20">
            <text:p>Analysis of the experiments - increased CO2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4000000000000004" table:style-name="ce20">
            <text:p>4.4</text:p>
          </table:table-cell>
          <table:table-cell office:value-type="string" table:style-name="ce20">
            <text:p>4.4.4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office:value-type="string" table:style-name="ce20">
            <text:p>x</text:p>
          </table:table-cell>
          <table:table-cell table:style-name="ce20"/>
          <table:table-cell table:style-name="ce20"/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style-name="ce20"/>
          <table:table-cell table:style-name="ce20"/>
          <table:table-cell table:style-name="ce20"/>
          <table:table-cell office:value-type="string" table:style-name="ce20">
            <text:p>Setup and analysis of experiments - C3 vs C4 plant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" table:style-name="ce20">
            <text:p>4.5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Conclus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" table:style-name="ce20">
            <text:p>4.5</text:p>
          </table:table-cell>
          <table:table-cell office:value-type="string" table:style-name="ce20">
            <text:p>4.5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" table:style-name="ce20">
            <text:p>4.5</text:p>
          </table:table-cell>
          <table:table-cell office:value-type="string" table:style-name="ce20">
            <text:p>4.5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" table:style-name="ce20">
            <text:p>4.5</text:p>
          </table:table-cell>
          <table:table-cell office:value-type="string" table:style-name="ce20">
            <text:p>4.5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What Do You Conclude?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" table:style-name="ce20">
            <text:p>4.5</text:p>
          </table:table-cell>
          <table:table-cell office:value-type="string" table:style-name="ce20">
            <text:p>4.5.2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0"/>
          <table:table-cell office:value-type="string" table:style-name="ce20">
            <text:p>Guidelines to draw conclus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" table:style-name="ce20">
            <text:p>4.5</text:p>
          </table:table-cell>
          <table:table-cell office:value-type="string" table:style-name="ce20">
            <text:p>4.5.2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Discuss conclusions related to both our meteorological questions and the philosophical question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999999999999996" table:style-name="ce20">
            <text:p>4.6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Syn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999999999999996" table:style-name="ce20">
            <text:p>4.6</text:p>
          </table:table-cell>
          <table:table-cell office:value-type="string" table:style-name="ce20">
            <text:p>4.6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999999999999996" table:style-name="ce20">
            <text:p>4.6</text:p>
          </table:table-cell>
          <table:table-cell office:value-type="string" table:style-name="ce20">
            <text:p>4.6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999999999999996" table:style-name="ce20">
            <text:p>4.6</text:p>
          </table:table-cell>
          <table:table-cell office:value-type="string" table:style-name="ce20">
            <text:p>4.6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Creative thinking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999999999999996" table:style-name="ce20">
            <text:p>4.6</text:p>
          </table:table-cell>
          <table:table-cell office:value-type="string" table:style-name="ce20">
            <text:p>4.6.2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Guidelines for an effective synthesi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999999999999996" table:style-name="ce20">
            <text:p>4.6</text:p>
          </table:table-cell>
          <table:table-cell office:value-type="string" table:style-name="ce20">
            <text:p>4.6.2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Reflect on our research question and identify gaps in our research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999999999999996" table:style-name="ce20">
            <text:p>4.6</text:p>
          </table:table-cell>
          <table:table-cell office:value-type="string" table:style-name="ce20">
            <text:p>4.6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Interact with the Scientific Community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4.5999999999999996" table:style-name="ce20">
            <text:p>4.6</text:p>
          </table:table-cell>
          <table:table-cell office:value-type="string" table:style-name="ce20">
            <text:p>4.6.3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Extend your personal science checklis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table:style-name="ce20"/>
          <table:table-cell table:style-name="ce20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To plan or not to pla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0999999999999996" table:style-name="ce20">
            <text:p>5.1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Program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0999999999999996" table:style-name="ce20">
            <text:p>5.1</text:p>
          </table:table-cell>
          <table:table-cell office:value-type="string" table:style-name="ce20">
            <text:p>5.1.1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0999999999999996" table:style-name="ce20">
            <text:p>5.1</text:p>
          </table:table-cell>
          <table:table-cell office:value-type="string" table:style-name="ce20">
            <text:p>5.1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2" table:style-name="ce20">
            <text:p>5.2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Writing your proposal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2" table:style-name="ce20">
            <text:p>5.2</text:p>
          </table:table-cell>
          <table:table-cell office:value-type="string" table:style-name="ce20">
            <text:p>5.2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Designing your research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2" table:style-name="ce20">
            <text:p>5.2</text:p>
          </table:table-cell>
          <table:table-cell office:value-type="string" table:style-name="ce20">
            <text:p>5.2.1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9">
            <text:p>Formulate your research motivation, research question and method; consult with your peers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2" table:style-name="ce20">
            <text:p>5.2</text:p>
          </table:table-cell>
          <table:table-cell office:value-type="string" table:style-name="ce20">
            <text:p>5.2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Writing your proposal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2" table:style-name="ce20">
            <text:p>5.2</text:p>
          </table:table-cell>
          <table:table-cell office:value-type="string" table:style-name="ce20">
            <text:p>5.2.2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1">
            <text:p>Write your proposal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3" table:style-name="ce20">
            <text:p>5.3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Receiving feedback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3" table:style-name="ce20">
            <text:p>5.3</text:p>
          </table:table-cell>
          <table:table-cell office:value-type="string" table:style-name="ce20">
            <text:p>5.3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Review of your proposal: peer feedback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5.3" table:style-name="ce20">
            <text:p>5.3</text:p>
          </table:table-cell>
          <table:table-cell office:value-type="string" table:style-name="ce20">
            <text:p>5.3.1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Receive and provide feedback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3" table:style-name="ce20">
            <text:p>5.3</text:p>
          </table:table-cell>
          <table:table-cell office:value-type="string" table:style-name="ce20">
            <text:p>5.3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The final proposal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5.3" table:style-name="ce20">
            <text:p>5.3</text:p>
          </table:table-cell>
          <table:table-cell office:value-type="string" table:style-name="ce20">
            <text:p>5.3.2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Finalize your proposal and hand it i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table:style-name="ce20"/>
          <table:table-cell table:style-name="ce20"/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0">
            <text:p>The proof of the puddi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office:value-type="float" office:value="6.1" table:style-name="ce20">
            <text:p>6.1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Program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office:value-type="float" office:value="6.1" table:style-name="ce20">
            <text:p>6.1</text:p>
          </table:table-cell>
          <table:table-cell office:value-type="string" table:style-name="ce20">
            <text:p>6.1.1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office:value-type="float" office:value="6.1" table:style-name="ce20">
            <text:p>6.1</text:p>
          </table:table-cell>
          <table:table-cell office:value-type="string" table:style-name="ce20">
            <text:p>6.1.1</text:p>
          </table:table-cell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office:value-type="string" table:style-name="ce20">
            <text:p>Introdu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office:value-type="float" office:value="6.2" table:style-name="ce20">
            <text:p>6.2</text:p>
          </table:table-cell>
          <table:table-cell table:style-name="ce20"/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1">
            <text:p>.</text:p>
          </table:table-cell>
          <table:table-cell office:value-type="string" table:style-name="ce20">
            <text:p>Performing your research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office:value-type="float" office:value="6.2" table:style-name="ce20">
            <text:p>6.2</text:p>
          </table:table-cell>
          <table:table-cell office:value-type="string" table:style-name="ce20">
            <text:p>6.2.1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Some time to prepare for reflection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office:value-type="float" office:value="6.2" table:style-name="ce20">
            <text:p>6.2</text:p>
          </table:table-cell>
          <table:table-cell office:value-type="string" table:style-name="ce20">
            <text:p>6.2.1</text:p>
          </table:table-cell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Reflect on questions regarding your methodology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7">
            <text:p>6</text:p>
          </table:table-cell>
          <table:table-cell office:value-type="float" office:value="6.2" table:style-name="ce27">
            <text:p>6.2</text:p>
          </table:table-cell>
          <table:table-cell office:value-type="string" table:style-name="ce27">
            <text:p>6.2.1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Reflect on questions related to your peronal science checklis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office:value-type="float" office:value="6.2" table:style-name="ce20">
            <text:p>6.2</text:p>
          </table:table-cell>
          <table:table-cell office:value-type="string" table:style-name="ce20">
            <text:p>6.2.2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Performing your research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office:value-type="float" office:value="6.2" table:style-name="ce20">
            <text:p>6.2</text:p>
          </table:table-cell>
          <table:table-cell office:value-type="string" table:style-name="ce20">
            <text:p>6.2.2</text:p>
          </table:table-cell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Perform your research projec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office:value-type="float" office:value="6.2" table:style-name="ce20">
            <text:p>6.2</text:p>
          </table:table-cell>
          <table:table-cell office:value-type="string" table:style-name="ce20">
            <text:p>6.2.3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1">
            <text:p>:</text:p>
          </table:table-cell>
          <table:table-cell office:value-type="string" table:style-name="ce20">
            <text:p>Reporting on your research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20">
            <text:p>6</text:p>
          </table:table-cell>
          <table:table-cell office:value-type="float" office:value="6.2" table:style-name="ce20">
            <text:p>6.2</text:p>
          </table:table-cell>
          <table:table-cell office:value-type="string" table:style-name="ce20">
            <text:p>6.2.3</text:p>
          </table:table-cell>
          <table:table-cell table:style-name="ce21"/>
          <table:table-cell table:style-name="ce21"/>
          <table:table-cell table:style-name="ce21"/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style-name="ce20"/>
          <table:table-cell office:value-type="string" table:style-name="ce20">
            <text:p>Write your research report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style-name="ro2">
          <table:table-cell office:value-type="float" office:value="6" table:style-name="ce30">
            <text:p>6</text:p>
          </table:table-cell>
          <table:table-cell office:value-type="float" office:value="6.3" table:style-name="ce31">
            <text:p>6.3</text:p>
          </table:table-cell>
          <table:table-cell table:style-name="ce31"/>
          <table:table-cell office:value-type="string" table:style-name="ce33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1">
            <text:p>Receiving feedback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6364"/>
        </table:table-row>
        <table:table-row table:style-name="ro2">
          <table:table-cell office:value-type="float" office:value="6" table:style-name="ce30">
            <text:p>6</text:p>
          </table:table-cell>
          <table:table-cell office:value-type="float" office:value="6.3" table:style-name="ce31">
            <text:p>6.3</text:p>
          </table:table-cell>
          <table:table-cell office:value-type="string" table:style-name="ce31">
            <text:p>6.3.1</text:p>
          </table:table-cell>
          <table:table-cell office:value-type="string" table:style-name="ce34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4">
            <text:p>:</text:p>
          </table:table-cell>
          <table:table-cell office:value-type="string" table:style-name="ce31">
            <text:p>Review of your report: peer feedback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6364"/>
        </table:table-row>
        <table:table-row table:style-name="ro2">
          <table:table-cell office:value-type="float" office:value="6" table:style-name="ce30">
            <text:p>6</text:p>
          </table:table-cell>
          <table:table-cell office:value-type="float" office:value="6.3" table:style-name="ce31">
            <text:p>6.3</text:p>
          </table:table-cell>
          <table:table-cell office:value-type="string" table:style-name="ce31">
            <text:p>6.3.1</text:p>
          </table:table-cell>
          <table:table-cell table:style-name="ce35"/>
          <table:table-cell table:style-name="ce35"/>
          <table:table-cell table:style-name="ce35"/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table:style-name="ce31"/>
          <table:table-cell office:value-type="string" table:style-name="ce31">
            <text:p>Receive and provide feedback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number-columns-repeated="16364"/>
        </table:table-row>
        <table:table-row table:style-name="ro2">
          <table:table-cell office:value-type="float" office:value="6" table:style-name="ce30">
            <text:p>6</text:p>
          </table:table-cell>
          <table:table-cell office:value-type="float" office:value="6.3" table:style-name="ce31">
            <text:p>6.3</text:p>
          </table:table-cell>
          <table:table-cell office:value-type="string" table:style-name="ce31">
            <text:p>6.3.2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2">
            <text:p>:</text:p>
          </table:table-cell>
          <table:table-cell office:value-type="string" table:style-name="ce31">
            <text:p>The final report<text:s/>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6364"/>
        </table:table-row>
        <table:table-row table:style-name="ro2">
          <table:table-cell office:value-type="float" office:value="6" table:style-name="ce30">
            <text:p>6</text:p>
          </table:table-cell>
          <table:table-cell office:value-type="float" office:value="6.3" table:style-name="ce31">
            <text:p>6.3</text:p>
          </table:table-cell>
          <table:table-cell office:value-type="string" table:style-name="ce31">
            <text:p>6.3.2</text:p>
          </table:table-cell>
          <table:table-cell table:style-name="ce35"/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office:value-type="string" table:style-name="ce35">
            <text:p>x</text:p>
          </table:table-cell>
          <table:table-cell table:style-name="ce31"/>
          <table:table-cell office:value-type="string" table:style-name="ce31">
            <text:p>Finalize your report, including appendices on methodology and your checklist; and hand it in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number-columns-repeated="16364"/>
        </table:table-row>
        <table:table-row table:number-rows-repeated="753" table:style-name="ro2">
          <table:table-cell table:style-name="ce20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number-columns-repeated="16364"/>
        </table:table-row>
        <table:table-row table:number-rows-repeated="1047567" table:style-name="ro2">
          <table:table-cell table:number-columns-repeated="16384"/>
        </table:table-row>
      </table:table>
      <table:database-ranges>
        <table:database-range table:target-range-address="Structure_of_the_course.A2:Structure_of_the_course.P25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4B084"/>
    </style:style>
    <style:style style:name="cf2" style:family="table-cell">
      <style:table-cell-properties fo:background-color="#D9D9D9"/>
    </style:style>
    <style:style style:name="cf3" style:family="table-cell">
      <style:table-cell-properties fo:background-color="#A6A6A6"/>
    </style:style>
    <style:style style:name="cf4" style:family="table-cell">
      <style:table-cell-properties fo:background-color="#F2F2F2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9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oene, Arnold</meta:initial-creator>
    <dc:creator>Moene, Arnold</dc:creator>
    <meta:creation-date>2019-09-24T10:37:26Z</meta:creation-date>
    <dc:date>2019-09-26T13:44:05Z</dc:date>
    <meta:print-date>2019-09-26T13:43:00Z</meta:print-date>
  </office:meta>
</office:document-meta>
</file>